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_B(amperios)</text:p>
          </table:table-cell>
          <table:table-cell office:value-type="string" calcext:value-type="string">
            <text:p><text:s text:c="2"/>B(m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string" calcext:value-type="string">
            <text:p>-30.5+/-10.5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-60+/-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-95+/-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-128.5+/-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160+/-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-192+/-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-227+/-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-254+/-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-295+/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330+/-1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-360+/-1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-396+/-1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-425+/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5:52:19.981574667</meta:creation-date>
    <dc:date>2018-11-06T16:10:36.137577695</dc:date>
    <meta:editing-duration>PT8M6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